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b1ca"/>
    </style:style>
    <style:style style:name="P2" style:family="paragraph" style:parent-style-name="Text_20_body">
      <style:text-properties officeooo:paragraph-rsid="001b63c4"/>
    </style:style>
    <style:style style:name="P3" style:family="paragraph" style:parent-style-name="Text_20_body">
      <style:text-properties officeooo:paragraph-rsid="00239166"/>
    </style:style>
    <style:style style:name="P4" style:family="paragraph" style:parent-style-name="Text_20_body">
      <style:text-properties officeooo:paragraph-rsid="00293160"/>
    </style:style>
    <style:style style:name="P5" style:family="paragraph" style:parent-style-name="Text_20_body">
      <style:text-properties officeooo:paragraph-rsid="002f0440"/>
    </style:style>
    <style:style style:name="P6" style:family="paragraph" style:parent-style-name="Text_20_body">
      <style:text-properties officeooo:paragraph-rsid="003187fb"/>
    </style:style>
    <style:style style:name="P7" style:family="paragraph" style:parent-style-name="Text_20_body">
      <style:paragraph-properties fo:text-align="end" style:justify-single-word="false"/>
      <style:text-properties officeooo:rsid="00360313" officeooo:paragraph-rsid="00360313"/>
    </style:style>
    <style:style style:name="P8" style:family="paragraph" style:parent-style-name="Text_20_body">
      <style:text-properties officeooo:rsid="00360313" officeooo:paragraph-rsid="00360313"/>
    </style:style>
    <style:style style:name="P9" style:family="paragraph" style:parent-style-name="Text_20_body">
      <style:text-properties fo:font-style="normal" officeooo:rsid="001f54ae" officeooo:paragraph-rsid="00239166" style:font-style-asian="normal" style:font-style-complex="normal"/>
    </style:style>
    <style:style style:name="P10" style:family="paragraph" style:parent-style-name="Text_20_body">
      <style:text-properties fo:font-style="normal" officeooo:rsid="00250111" officeooo:paragraph-rsid="00250111" style:font-style-asian="normal" style:font-style-complex="normal"/>
    </style:style>
    <style:style style:name="P11" style:family="paragraph" style:parent-style-name="Text_20_body">
      <style:text-properties fo:font-style="normal" officeooo:rsid="00275532" officeooo:paragraph-rsid="00275532" style:font-style-asian="normal" style:font-style-complex="normal"/>
    </style:style>
    <style:style style:name="P12" style:family="paragraph" style:parent-style-name="Heading" style:master-page-name="Standard">
      <style:paragraph-properties style:page-number="auto"/>
      <style:text-properties officeooo:rsid="0000e688" officeooo:paragraph-rsid="0000e688"/>
    </style:style>
    <style:style style:name="T1" style:family="text">
      <style:text-properties officeooo:rsid="000dfcc5"/>
    </style:style>
    <style:style style:name="T2" style:family="text">
      <style:text-properties officeooo:rsid="000fdd63"/>
    </style:style>
    <style:style style:name="T3" style:family="text">
      <style:text-properties officeooo:rsid="0010c767"/>
    </style:style>
    <style:style style:name="T4" style:family="text">
      <style:text-properties officeooo:rsid="0011b1ca"/>
    </style:style>
    <style:style style:name="T5" style:family="text">
      <style:text-properties officeooo:rsid="001368c1"/>
    </style:style>
    <style:style style:name="T6" style:family="text">
      <style:text-properties officeooo:rsid="001566b6"/>
    </style:style>
    <style:style style:name="T7" style:family="text">
      <style:text-properties officeooo:rsid="001716f8"/>
    </style:style>
    <style:style style:name="T8" style:family="text">
      <style:text-properties fo:font-style="normal" officeooo:rsid="001716f8" style:font-style-asian="normal" style:font-style-complex="normal"/>
    </style:style>
    <style:style style:name="T9" style:family="text">
      <style:text-properties fo:font-style="normal" officeooo:rsid="00189404" style:font-style-asian="normal" style:font-style-complex="normal"/>
    </style:style>
    <style:style style:name="T10" style:family="text">
      <style:text-properties fo:font-style="normal" officeooo:rsid="001947d7" style:font-style-asian="normal" style:font-style-complex="normal"/>
    </style:style>
    <style:style style:name="T11" style:family="text">
      <style:text-properties fo:font-style="normal" officeooo:rsid="001b1852" style:font-style-asian="normal" style:font-style-complex="normal"/>
    </style:style>
    <style:style style:name="T12" style:family="text">
      <style:text-properties fo:font-style="normal" officeooo:rsid="001b63c4" style:font-style-asian="normal" style:font-style-complex="normal"/>
    </style:style>
    <style:style style:name="T13" style:family="text">
      <style:text-properties fo:font-style="normal" officeooo:rsid="001d29ab" style:font-style-asian="normal" style:font-style-complex="normal"/>
    </style:style>
    <style:style style:name="T14" style:family="text">
      <style:text-properties fo:font-style="normal" officeooo:rsid="001d8392" style:font-style-asian="normal" style:font-style-complex="normal"/>
    </style:style>
    <style:style style:name="T15" style:family="text">
      <style:text-properties fo:font-style="normal" officeooo:rsid="001ffbd0" style:font-style-asian="normal" style:font-style-complex="normal"/>
    </style:style>
    <style:style style:name="T16" style:family="text">
      <style:text-properties fo:font-style="normal" officeooo:rsid="00219cb0" style:font-style-asian="normal" style:font-style-complex="normal"/>
    </style:style>
    <style:style style:name="T17" style:family="text">
      <style:text-properties fo:font-style="normal" officeooo:rsid="00293160" style:font-style-asian="normal" style:font-style-complex="normal"/>
    </style:style>
    <style:style style:name="T18" style:family="text">
      <style:text-properties fo:font-style="normal" officeooo:rsid="002f0440" style:font-style-asian="normal" style:font-style-complex="normal"/>
    </style:style>
    <style:style style:name="T19" style:family="text">
      <style:text-properties fo:font-style="normal" officeooo:rsid="002f679e" style:font-style-asian="normal" style:font-style-complex="normal"/>
    </style:style>
    <style:style style:name="T20" style:family="text">
      <style:text-properties fo:font-style="normal" officeooo:rsid="003005a1" style:font-style-asian="normal" style:font-style-complex="normal"/>
    </style:style>
    <style:style style:name="T21" style:family="text">
      <style:text-properties fo:font-style="normal" officeooo:rsid="0030ed48" style:font-style-asian="normal" style:font-style-complex="normal"/>
    </style:style>
    <style:style style:name="T22" style:family="text">
      <style:text-properties fo:font-style="normal" officeooo:rsid="003187fb" style:font-style-asian="normal" style:font-style-complex="normal"/>
    </style:style>
    <style:style style:name="T23" style:family="text">
      <style:text-properties fo:font-style="normal" officeooo:rsid="00336bc8" style:font-style-asian="normal" style:font-style-complex="normal"/>
    </style:style>
    <style:style style:name="T24" style:family="text">
      <style:text-properties fo:font-style="normal" officeooo:rsid="00354529" style:font-style-asian="normal" style:font-style-complex="normal"/>
    </style:style>
    <style:style style:name="T25" style:family="text">
      <style:text-properties fo:font-style="normal" officeooo:rsid="003857d0" style:font-style-asian="normal" style:font-style-complex="normal"/>
    </style:style>
    <style:style style:name="T26" style:family="text">
      <style:text-properties officeooo:rsid="0029ab21"/>
    </style:style>
    <style:style style:name="T27" style:family="text">
      <style:text-properties officeooo:rsid="0029d87f"/>
    </style:style>
    <style:style style:name="T28" style:family="text">
      <style:text-properties officeooo:rsid="002d0d22"/>
    </style:style>
    <style:style style:name="T29" style:family="text">
      <style:text-properties officeooo:rsid="002e59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Jogo de Xadrez – ChessMine</text:p>
      <text:p text:style-name="P7">Sergio Eduardo Dantas de Oliveira</text:p>
      <text:p text:style-name="P7"/>
      <text:p text:style-name="Text_20_body">Toda a interface gráfica foi desenvolvida em JavaFX, API nativa do JDK 7. <text:span text:style-name="T26">U</text:span>tilizei alguns recursos de animação providos pela plataforma. Para a implementação da tela, utilizei outras imagens em PNG com melhor resolução. Separei o projeto em dois pacotes um para o modelo de negócio (model) e outro para as classes de visão (<text:span text:style-name="T27">UI</text:span>).</text:p>
      <text:p text:style-name="Text_20_body">A arquitetura do jogo utilizou diversos componentes. O Spring foi utilizado para injeção de dependências que apesar de serem poucas, proporciona melhor interação entre os objetos além de acionar métodos do ciclo de vida de um bean (como métodos de inicialização e etc. - @PostConstruct). O JavaFX atuou como framework de apresentação onde foram implementado os movimentos “drag and drop” das peças. A tela principal foi desenvolvida com FXML – XML que representa os elementos visuais estáticos e dinâmicos. Este XML foi desenhado por meio do JavaFX Scene Builder 1.1. As anotações da classe MainController reflete basicamente dois componentes que a aplicação manipulará diretamente, quais sejam, o label de mensagens (painelMensagens) – local onde as mensagens da aplicação serão apresentadas, e o gameBoard – grid que representará o tabuleiro orientado por coordenadas x e y (com índices de 0-7). Ainda no pacote UI, foi implementado um HashMap que indexa as coordenadas (java.awt.Point) com os quadrados, onde as peças ficarão alocadas. A representação visual das peças do jogo é exercida pela classe PieceView e os quadrados são representados pela classe SquarePane. A representação visual do tabuleiro foi implementada com um GridPane de 8 x 8.</text:p>
      <text:p text:style-name="P1">A leitura do XML é realizada no pacote piecefactory – fábrica de peças. O XML original e o DTD fornecido foram colocados na raiz da pasta src/main/resources. O board_state.xml é lido com a API nativa JAXB, por meio da classe BoardConfigXMLFactoryBean responsável por fabricar a classe que interfaceará com os demais componentes: BoardConfigXML. Esta última possui escopo prototype (e não singleton <text:span text:style-name="T28">como os demais beans</text:span>), desta forma, toda vez que o método “getPiecesInitial” <text:span text:style-name="T1">é acionado, uma nova instância da classe é criada contendo as peças em posição inicial do tabuleiro. </text:span><text:span text:style-name="T6">Esta leitura </text:span><text:span text:style-name="T2">acontece quando o usuário clica a opção “novo jogo” </text:span><text:span text:style-name="T5">ou ao in</text:span><text:span text:style-name="T29">i</text:span><text:span text:style-name="T5">ciar a primeira vez o programa</text:span><text:span text:style-name="T2">. </text:span><text:span text:style-name="T3">O BoardConfigXML também faz a escrita do XML com uso da mesma API supracitada e o arquivo é salvo na pasta “home” do usuário corrente. </text:span><text:span text:style-name="T4">Cada nó do XML é armazenado em uma instância da </text:span><text:span text:style-name="T29">classe </text:span><text:span text:style-name="T4">PieceNode, que assim como o BoardConfigXML, contém anotações do JAXB que mapeiam as propriedades das referidas classes aos nós do XML. </text:span></text:p>
      <text:p text:style-name="P5"><text:span text:style-name="T7">O pacote “</text:span><text:span text:style-name="T8">pieces” contém as classes que representam as peças do tabuleiro e também a abstração básica de todas as peças – a classe Piece. Com exceção do cavalo, Os movimentos de todas as peças foram classificados </text:span><text:span text:style-name="T18">e agrupados</text:span><text:span text:style-name="T8"> na referida abstração. No Xadrez todas as peças, a exceção do cavalo, fazem movimentos diagonais, laterais e verticais, </text:span><text:span text:style-name="T9">assim, estes movimentos foram implementados na classe Piece e são utilizados por todas as classes filhas. A implementação destes movimentos catalogados foi organizada por meio do padrão de projeto Strategy (método executeStrategy </text:span><text:span text:style-name="T18">da classe Piece</text:span><text:span text:style-name="T9">). </text:span><text:span text:style-name="T10">Estes movimentos </text:span><text:span text:style-name="T18">foram </text:span><text:span text:style-name="T10">representados pelos métodos moveVertically, moveHorizontally, moveBias </text:span><text:span text:style-name="T18">que </text:span><text:span text:style-name="T10">incrementam ou decrementam as coordenadas x e/ou y verificando o resultado ao andar cada casa. Ao andar uma casa, o código checa se casa é valida (dentro dos limites do tabuleiro) e se o movimento realizado resultou na captura de uma peça, </text:span><text:span text:style-name="T18">neste caso, </text:span><text:span text:style-name="T10">é retornado a constante MOVE_AND_ATTACK </text:span><text:span text:style-name="T18">(enum MoveAction e método Board.canItMoveTo(Point, BoardSide))</text:span><text:span text:style-name="T10">, que indicará ao método chamador que o ponto encontrado é válido mas o loop deve parar, mais ainda, as constantes MOVE e STOP podem ser indicadas se a casa estiver vazia, inválida ou ocupada por uma peça do mesmo jogador, respectivamente. </text:span><text:span text:style-name="T11">Todos os métodos de movimento recebem uma coordenada de início e retornam uma lista coordenadas válidas que o jogador pode escolher para mover a peça. A checagem do movimento realizado consiste em verificar se a posição escolhida está contida na lista retornada.</text:span></text:p>
      <text:p text:style-name="P2"><text:span text:style-name="T12">A exceção do cavalo, todas as </text:span><text:span text:style-name="T19">subclasses da Piece </text:span><text:span text:style-name="T12">fazem combinação do uso dos métodos de movimento para calcularem seus possíveis movimentos. A forma de cálculo dos possíveis </text:span><text:soft-page-break/><text:span text:style-name="T12">movimentos do cavalo, por ser exclusiva desse, foi codificada na própria classe Knight.</text:span></text:p>
      <text:p text:style-name="P6"><text:span text:style-name="T20">A</text:span><text:span text:style-name="T13"> detecção do cheque </text:span><text:span text:style-name="T20">foi implementada </text:span><text:span text:style-name="T13">da seguinte maneira, em vez de testar todas as posições para verificar se o rei está em cheque, que é a estratégia mais fácil de implementar porém a que apresenta pior desempenho, escolhi fazer o rei se movimentar com</text:span><text:span text:style-name="T16">o</text:span><text:span text:style-name="T13"> cada tipo de peça do oponente disponível no tabuleiro e verificar se ao realizar o movimento acerta outra </text:span><text:span text:style-name="T21">do mesmo tipo </text:span><text:span text:style-name="T13">do oponente, exemplo: faço o rei se movimentar como um cavalo e ao fazer isso, verifico se acerto um cavalo de verdade – o mesmo caminho de ir é o mesmo de volta, </text:span><text:span text:style-name="T16">assim é possível saber se o rei está em cheque</text:span><text:span text:style-name="T13">. </text:span><text:span text:style-name="T14">Este teste é realizado para cada tipo de peça presente no tabuleiro, ou seja, o código é executado com uma peça de cada tipo. Por meio desta estratégia, a verificação de cheque ficou mais simples e rápida do que simplesmente verificar todas as peças. </text:span><text:span text:style-name="T22">Por conta desta estratégia, desenhei as classes provendo a implementação do método Piece.possibleMoves.</text:span></text:p>
      <text:p text:style-name="P9">As peças são identificadas pelas posições que ocupam e quando capturadas são transferidas para outra coleção. </text:p>
      <text:p text:style-name="P3"><text:span text:style-name="T15">Foi implementado a promoção do pião, quando este atinge a última casa e se torna uma rainha, esta promoção é acionada </text:span><text:span text:style-name="T23">quando </text:span><text:span text:style-name="T15">a peça implementa a interface IPromotable.</text:span></text:p>
      <text:p text:style-name="P10">O Maven foi utilizado para gerenciar as dependências do projeto e gerar o executável final.</text:p>
      <text:p text:style-name="P11">As classes que representam as peças e o tabuleiro possuem testes automatizados que me auxiliaram no desenvolvimento para garantir a corretude dos movimentos.</text:p>
      <text:p text:style-name="P4"><text:span text:style-name="T17">O código </text:span><text:span text:style-name="T24">fonte do Xadrez </text:span><text:span text:style-name="T17">foi versionado no Google Code (</text:span><text:a xlink:type="simple" xlink:href="https://code.google.com/p/chessmine/people/list"><text:span text:style-name="T17">https://code.google.com/p/chessmine/people/list</text:span></text:a><text:span text:style-name="T17"> ) </text:span><text:span text:style-name="T25">e é possível visualizá-lo online</text:span><text:span text:style-name="T17">.</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text-align="justify" style:justify-single-word="false" fo:text-indent="1cm" style:auto-text-indent="false"/>
    </style:style>
    <style:style style:name="List" style:family="paragraph" style:parent-style-name="Text_20_body" style:class="list">
      <style:text-properties style:font-name="Arial1"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Eduardo Dantas de Oliveira</meta:initial-creator>
    <meta:creation-date>2013-11-06T20:06:12.93</meta:creation-date>
    <dc:date>2013-11-06T21:29:24.59</dc:date>
    <dc:creator>Sergio Eduardo Dantas de Oliveira</dc:creator>
    <meta:editing-duration>PT1H16M53S</meta:editing-duration>
    <meta:editing-cycles>45</meta:editing-cycles>
    <meta:generator>LibreOffice/4.0.4.2$Windows_x86 LibreOffice_project/9e9821abd0ffdbc09cd8c52eaa574fa09eb08f2</meta:generator>
    <meta:document-statistic meta:table-count="0" meta:image-count="0" meta:object-count="0" meta:page-count="2" meta:paragraph-count="13" meta:word-count="964" meta:character-count="6057" meta:non-whitespace-character-count="5097"/>
  </office:meta>
</office:document-meta>
</file>